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25.691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5.794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1.693cm"/>
    </style:style>
    <style:style style:name="Table1.E" style:family="table-column">
      <style:table-column-properties style:column-width="1.984cm"/>
    </style:style>
    <style:style style:name="Table1.F" style:family="table-column">
      <style:table-column-properties style:column-width="2.223cm"/>
    </style:style>
    <style:style style:name="Table1.G" style:family="table-column">
      <style:table-column-properties style:column-width="2.699cm"/>
    </style:style>
    <style:style style:name="Table1.H" style:family="table-column">
      <style:table-column-properties style:column-width="1.879cm"/>
    </style:style>
    <style:style style:name="Table1.I" style:family="table-column">
      <style:table-column-properties style:column-width="2.011cm"/>
    </style:style>
    <style:style style:name="Table1.K" style:family="table-column">
      <style:table-column-properties style:column-width="1.48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K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K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6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 style:master-page-name="Landscape">
      <style:paragraph-properties style:page-number="auto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row table:style-name="Table1.1">
          <table:table-cell table:style-name="Table1.A1" office:value-type="string">
            <text:p text:style-name="P2">Specification</text:p>
          </table:table-cell>
          <table:table-cell table:style-name="Table1.A1" office:value-type="string">
            <text:p text:style-name="P2">Step 0</text:p>
          </table:table-cell>
          <table:table-cell table:style-name="Table1.A1" office:value-type="string">
            <text:p text:style-name="P2">Step 1</text:p>
          </table:table-cell>
          <table:table-cell table:style-name="Table1.A1" office:value-type="string">
            <text:p text:style-name="P2">Step 2</text:p>
          </table:table-cell>
          <table:table-cell table:style-name="Table1.A1" office:value-type="string">
            <text:p text:style-name="P2">Step 1+2</text:p>
          </table:table-cell>
          <table:table-cell table:style-name="Table1.A1" office:value-type="string">
            <text:p text:style-name="P2">Step 2.5a</text:p>
          </table:table-cell>
          <table:table-cell table:style-name="Table1.A1" office:value-type="string">
            <text:p text:style-name="P2">Step 2.5b</text:p>
          </table:table-cell>
          <table:table-cell table:style-name="Table1.A1" office:value-type="string">
            <text:p text:style-name="P2">Step 3</text:p>
          </table:table-cell>
          <table:table-cell table:style-name="Table1.A1" office:value-type="string">
            <text:p text:style-name="P2">Step 4</text:p>
          </table:table-cell>
          <table:table-cell table:style-name="Table1.A1" office:value-type="string">
            <text:p text:style-name="P2">Step 5</text:p>
          </table:table-cell>
          <table:table-cell table:style-name="Table1.K1" office:value-type="string">
            <text:p text:style-name="P2">Step 6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Vending Machine</text:p>
          </table:table-cell>
          <table:table-cell table:style-name="Table1.B2" office:value-type="string">
            <text:p text:style-name="P3"><text:a xlink:type="simple" xlink:href="http://www.macs.hw.ac.uk/%7Elb89/zmathlang/files/examples/vm/0.tex" text:style-name="Internet_20_link" text:visited-style-name="Visited_20_Internet_20_Link">.tex</text:a> <text:a xlink:type="simple" xlink:href="http://www.macs.hw.ac.uk/%7Elb89/zmathlang/files/examples/vm/0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vm/1.tex" text:style-name="Internet_20_link" text:visited-style-name="Visited_20_Internet_20_Link">.tex</text:a> <text:a xlink:type="simple" xlink:href="http://www.macs.hw.ac.uk/%7Elb89/zmathlang/files/examples/vm/1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vm/2.tex" text:style-name="Internet_20_link" text:visited-style-name="Visited_20_Internet_20_Link">.tex</text:a> <text:a xlink:type="simple" xlink:href="http://www.macs.hw.ac.uk/%7Elb89/zmathlang/files/examples/vm/2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vm/1n2.tex" text:style-name="Internet_20_link" text:visited-style-name="Visited_20_Internet_20_Link">.tex</text:a> <text:a xlink:type="simple" xlink:href="http://www.macs.hw.ac.uk/%7Elb89/zmathlang/files/examples/vm/1n2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vm/2.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vm/2.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vm/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vm/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vm/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vm/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Birthday Book</text:p>
          </table:table-cell>
          <table:table-cell table:style-name="Table1.B2" office:value-type="string">
            <text:p text:style-name="P3"><text:a xlink:type="simple" xlink:href="http://www.macs.hw.ac.uk/%7Elb89/zmathlang/files/examples/bb/0.tex" text:style-name="Internet_20_link" text:visited-style-name="Visited_20_Internet_20_Link">.tex</text:a> <text:a xlink:type="simple" xlink:href="http://www.macs.hw.ac.uk/%7Elb89/zmathlang/files/examples/bb/0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bb/1.tex" text:style-name="Internet_20_link" text:visited-style-name="Visited_20_Internet_20_Link">.tex</text:a> <text:a xlink:type="simple" xlink:href="http://www.macs.hw.ac.uk/%7Elb89/zmathlang/files/examples/bb/1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bb/2.tex" text:style-name="Internet_20_link" text:visited-style-name="Visited_20_Internet_20_Link">.tex</text:a> <text:a xlink:type="simple" xlink:href="http://www.macs.hw.ac.uk/%7Elb89/zmathlang/files/examples/bb/2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bb/1n2.tex" text:style-name="Internet_20_link" text:visited-style-name="Visited_20_Internet_20_Link">.tex</text:a> <text:a xlink:type="simple" xlink:href="http://www.macs.hw.ac.uk/%7Elb89/zmathlang/files/examples/bb/1n2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bb/2.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bb/2.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bb/new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bb/new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bb/new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bb/new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Telephone Directory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<text:a xlink:type="simple" xlink:href="http://www.macs.hw.ac.uk/%7Elb89/zmathlang/files/examples/telephone/1n2.tex" text:style-name="Internet_20_link" text:visited-style-name="Visited_20_Internet_20_Link">.tex</text:a></text:p>
          </table:table-cell>
          <table:table-cell table:style-name="Table1.B2" office:value-type="string">
            <text:p text:style-name="P3"><text:a xlink:type="simple" xlink:href="http://www.macs.hw.ac.uk/%7Elb89/zmathlang/files/examples/telephone/2.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telephone/2.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telephone/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telephone/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telephone/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telephone/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SteamBoiler</text:p>
          </table:table-cell>
          <table:table-cell table:style-name="Table1.B2" office:value-type="string">
            <text:p text:style-name="P3"><text:a xlink:type="simple" xlink:href="http://www.macs.hw.ac.uk/%7Elb89/zmathlang/files/examples/steamboiler/0.tex" text:style-name="Internet_20_link" text:visited-style-name="Visited_20_Internet_20_Link">.tex</text:a> <text:a xlink:type="simple" xlink:href="http://www.macs.hw.ac.uk/%7Elb89/zmathlang/files/examples/steamboiler/0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steamboiler/1.tex" text:style-name="Internet_20_link" text:visited-style-name="Visited_20_Internet_20_Link">.tex</text:a> <text:a xlink:type="simple" xlink:href="http://www.macs.hw.ac.uk/%7Elb89/zmathlang/files/examples/steamboiler/1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steamboiler/2.tex" text:style-name="Internet_20_link" text:visited-style-name="Visited_20_Internet_20_Link">.tex</text:a> <text:a xlink:type="simple" xlink:href="http://www.macs.hw.ac.uk/%7Elb89/zmathlang/files/examples/steamboiler/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steamboiler/1n2.tex" text:style-name="Internet_20_link" text:visited-style-name="Visited_20_Internet_20_Link">.tex</text:a> <text:a xlink:type="simple" xlink:href="http://www.macs.hw.ac.uk/%7Elb89/zmathlang/files/examples/steamboiler/1n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steamboiler/2.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steamboiler/2.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steamboiler/new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steamboiler/new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steamboiler/new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steamboiler/new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Spec which fails ZCGa</text:p>
          </table:table-cell>
          <table:table-cell table:style-name="Table1.B2" office:value-type="string">
            <text:p text:style-name="P3"><text:a xlink:type="simple" xlink:href="http://www.macs.hw.ac.uk/%7Elb89/zmathlang/files/examples/nonworkzcga/0.tex" text:style-name="Internet_20_link" text:visited-style-name="Visited_20_Internet_20_Link">.tex</text:a> <text:a xlink:type="simple" xlink:href="http://www.macs.hw.ac.uk/%7Elb89/zmathlang/files/examples/nonworkzcga/0comp.pdf" text:style-name="Internet_20_link" text:visited-style-name="Visited_20_Internet_20_Link">.pdf</text:a>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<text:a xlink:type="simple" xlink:href="http://www.macs.hw.ac.uk/%7Elb89/zmathlang/files/examples/nonworkzcga/1n2.tex" text:style-name="Internet_20_link" text:visited-style-name="Visited_20_Internet_20_Link">.tex</text:a> <text:a xlink:type="simple" xlink:href="http://www.macs.hw.ac.uk/%7Elb89/zmathlang/files/examples/nonworkzcga/1n2.pdf" text:style-name="Internet_20_link" text:visited-style-name="Visited_20_Internet_20_Link">.pdf</text:a>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Spec which fails ZDRa</text:p>
          </table:table-cell>
          <table:table-cell table:style-name="Table1.B2" office:value-type="string">
            <text:p text:style-name="P3"><text:a xlink:type="simple" xlink:href="http://www.macs.hw.ac.uk/%7Elb89/zmathlang/files/examples/nonworkzdra/0.tex" text:style-name="Internet_20_link" text:visited-style-name="Visited_20_Internet_20_Link">.tex</text:a> <text:a xlink:type="simple" xlink:href="http://www.macs.hw.ac.uk/%7Elb89/zmathlang/files/examples/nonworkzdra/0.pdf" text:style-name="Internet_20_link" text:visited-style-name="Visited_20_Internet_20_Link">.pdf</text:a>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<text:a xlink:type="simple" xlink:href="http://www.macs.hw.ac.uk/%7Elb89/zmathlang/files/examples/nonworkzdra/1n2.tex" text:style-name="Internet_20_link" text:visited-style-name="Visited_20_Internet_20_Link">.tex</text:a> <text:a xlink:type="simple" xlink:href="http://www.macs.hw.ac.uk/%7Elb89/zmathlang/files/examples/nonworkzdra/1n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nonworkzdra/2.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nonworkzdra/2.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Semi formal Specification</text:p>
          </table:table-cell>
          <table:table-cell table:style-name="Table1.B2" office:value-type="string">
            <text:p text:style-name="P3"><text:a xlink:type="simple" xlink:href="http://www.macs.hw.ac.uk/%7Elb89/zmathlang/files/examples/semiform/0.tex" text:style-name="Internet_20_link" text:visited-style-name="Visited_20_Internet_20_Link">.tex</text:a> <text:a xlink:type="simple" xlink:href="http://www.macs.hw.ac.uk/%7Elb89/zmathlang/files/examples/semiform/0.pdf" text:style-name="Internet_20_link" text:visited-style-name="Visited_20_Internet_20_Link">.pdf</text:a>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<text:a xlink:type="simple" xlink:href="http://www.macs.hw.ac.uk/%7Elb89/zmathlang/files/examples/semiform/1n2.tex" text:style-name="Internet_20_link" text:visited-style-name="Visited_20_Internet_20_Link">.tex</text:a> <text:a xlink:type="simple" xlink:href="http://www.macs.hw.ac.uk/%7Elb89/zmathlang/files/examples/vsemiform/1n2comp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semiform/2.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semiform/2.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semiform/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semiform/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semiform/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semiform/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Curries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Clubstate</text:p>
          </table:table-cell>
          <table:table-cell table:style-name="Table1.B2" office:value-type="string">
            <text:p text:style-name="P3"><text:a xlink:type="simple" xlink:href="http://www.macs.hw.ac.uk/%7Elb89/zmathlang/files/examples/clubstate/0.tex" text:style-name="Internet_20_link" text:visited-style-name="Visited_20_Internet_20_Link">.tex</text:a> <text:a xlink:type="simple" xlink:href="http://www.macs.hw.ac.uk/%7Elb89/zmathlang/files/examples/clubstate/0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/1.tex" text:style-name="Internet_20_link" text:visited-style-name="Visited_20_Internet_20_Link">.tex</text:a> <text:a xlink:type="simple" xlink:href="http://www.macs.hw.ac.uk/%7Elb89/zmathlang/files/examples/clubstate/1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/2.tex" text:style-name="Internet_20_link" text:visited-style-name="Visited_20_Internet_20_Link">.tex</text:a> <text:a xlink:type="simple" xlink:href="http://www.macs.hw.ac.uk/%7Elb89/zmathlang/files/examples/clubstate/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/1n2.tex" text:style-name="Internet_20_link" text:visited-style-name="Visited_20_Internet_20_Link">.tex</text:a> <text:a xlink:type="simple" xlink:href="http://www.macs.hw.ac.uk/%7Elb89/zmathlang/files/examples/clubstate/1n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/2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/2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/new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/new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/new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clubstate/new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VideoShop</text:p>
          </table:table-cell>
          <table:table-cell table:style-name="Table1.B2" office:value-type="string">
            <text:p text:style-name="P3"><text:a xlink:type="simple" xlink:href="http://www.macs.hw.ac.uk/%7Elb89/zmathlang/files/examples/videoshop/0.tex" text:style-name="Internet_20_link" text:visited-style-name="Visited_20_Internet_20_Link">.tex</text:a> <text:a xlink:type="simple" xlink:href="http://www.macs.hw.ac.uk/%7Elb89/zmathlang/files/examples/videoshop/0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videoshop/1.tex" text:style-name="Internet_20_link" text:visited-style-name="Visited_20_Internet_20_Link">.tex</text:a> <text:a xlink:type="simple" xlink:href="http://www.macs.hw.ac.uk/%7Elb89/zmathlang/files/examples/videoshop/1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videoshop/2.tex" text:style-name="Internet_20_link" text:visited-style-name="Visited_20_Internet_20_Link">.tex</text:a> <text:a xlink:type="simple" xlink:href="http://www.macs.hw.ac.uk/%7Elb89/zmathlang/files/examples/videoshop/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videoshop/1n2.tex" text:style-name="Internet_20_link" text:visited-style-name="Visited_20_Internet_20_Link">.tex</text:a> <text:a xlink:type="simple" xlink:href="http://www.macs.hw.ac.uk/%7Elb89/zmathlang/files/examples/videoshop/1n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videoshop/2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videoshop/2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videoshop/new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videoshop/new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videoshop/new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videoshop/new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ModuleReg</text:p>
          </table:table-cell>
          <table:table-cell table:style-name="Table1.B2" office:value-type="string">
            <text:p text:style-name="P3"><text:a xlink:type="simple" xlink:href="http://www.macs.hw.ac.uk/%7Elb89/zmathlang/files/examples/modulereg/0.tex" text:style-name="Internet_20_link" text:visited-style-name="Visited_20_Internet_20_Link">.tex</text:a> <text:a xlink:type="simple" xlink:href="http://www.macs.hw.ac.uk/%7Elb89/zmathlang/files/examples/modulereg/0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modulereg/1.tex" text:style-name="Internet_20_link" text:visited-style-name="Visited_20_Internet_20_Link">.tex</text:a> <text:a xlink:type="simple" xlink:href="http://www.macs.hw.ac.uk/%7Elb89/zmathlang/files/examples/modulereg/1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modulereg/2.tex" text:style-name="Internet_20_link" text:visited-style-name="Visited_20_Internet_20_Link">.tex</text:a> <text:a xlink:type="simple" xlink:href="http://www.macs.hw.ac.uk/%7Elb89/zmathlang/files/examples/modulereg/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modulereg/1n2.tex" text:style-name="Internet_20_link" text:visited-style-name="Visited_20_Internet_20_Link">.tex</text:a> <text:a xlink:type="simple" xlink:href="http://www.macs.hw.ac.uk/%7Elb89/zmathlang/files/examples/modulereg/1n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modulereg/2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modulereg/2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modulereg/new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modulereg/new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modulereg/new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modulereg/new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Clubstate2</text:p>
          </table:table-cell>
          <table:table-cell table:style-name="Table1.B2" office:value-type="string">
            <text:p text:style-name="P3"><text:a xlink:type="simple" xlink:href="http://www.macs.hw.ac.uk/%7Elb89/zmathlang/files/examples/clubstate2/0.tex" text:style-name="Internet_20_link" text:visited-style-name="Visited_20_Internet_20_Link">.tex</text:a> <text:a xlink:type="simple" xlink:href="http://www.macs.hw.ac.uk/%7Elb89/zmathlang/files/examples/clubstate2/0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2/1.tex" text:style-name="Internet_20_link" text:visited-style-name="Visited_20_Internet_20_Link">.tex</text:a> <text:a xlink:type="simple" xlink:href="http://www.macs.hw.ac.uk/%7Elb89/zmathlang/files/examples/clubstate2/1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2/2.tex" text:style-name="Internet_20_link" text:visited-style-name="Visited_20_Internet_20_Link">.tex</text:a> <text:a xlink:type="simple" xlink:href="http://www.macs.hw.ac.uk/%7Elb89/zmathlang/files/examples/clubstate2/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2/1n2.tex" text:style-name="Internet_20_link" text:visited-style-name="Visited_20_Internet_20_Link">.tex</text:a> <text:a xlink:type="simple" xlink:href="http://www.macs.hw.ac.uk/%7Elb89/zmathlang/files/examples/clubstate2/1n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2/2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2/2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2/new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2/new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clubstate2/new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clubstate2/new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Timetable</text:p>
          </table:table-cell>
          <table:table-cell table:style-name="Table1.B2" office:value-type="string">
            <text:p text:style-name="P3"><text:a xlink:type="simple" xlink:href="http://www.macs.hw.ac.uk/%7Elb89/zmathlang/files/examples/timetable/0.tex" text:style-name="Internet_20_link" text:visited-style-name="Visited_20_Internet_20_Link">.tex</text:a> <text:a xlink:type="simple" xlink:href="http://www.macs.hw.ac.uk/%7Elb89/zmathlang/files/examples/timetable/0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timetable/1.tex" text:style-name="Internet_20_link" text:visited-style-name="Visited_20_Internet_20_Link">.tex</text:a> <text:a xlink:type="simple" xlink:href="http://www.macs.hw.ac.uk/%7Elb89/zmathlang/files/examples/timetable/1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timetable/2.tex" text:style-name="Internet_20_link" text:visited-style-name="Visited_20_Internet_20_Link">.tex</text:a> <text:a xlink:type="simple" xlink:href="http://www.macs.hw.ac.uk/%7Elb89/zmathlang/files/examples/timetable/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timetable/1n2.tex" text:style-name="Internet_20_link" text:visited-style-name="Visited_20_Internet_20_Link">.tex</text:a> <text:a xlink:type="simple" xlink:href="http://www.macs.hw.ac.uk/%7Elb89/zmathlang/files/examples/timetable/1n2.pdf" text:style-name="Internet_20_link" text:visited-style-name="Visited_20_Internet_20_Link">.pdf</text:a></text:p>
          </table:table-cell>
          <table:table-cell table:style-name="Table1.B2" office:value-type="string">
            <text:p text:style-name="P3"><text:a xlink:type="simple" xlink:href="http://www.macs.hw.ac.uk/%7Elb89/zmathlang/files/examples/timetable/25a.png" text:style-name="Internet_20_link" text:visited-style-name="Visited_20_Internet_20_Link">Dep Graph</text:a></text:p>
          </table:table-cell>
          <table:table-cell table:style-name="Table1.B2" office:value-type="string">
            <text:p text:style-name="P3"><text:a xlink:type="simple" xlink:href="http://www.macs.hw.ac.uk/%7Elb89/zmathlang/files/examples/timetable/25b.png" text:style-name="Internet_20_link" text:visited-style-name="Visited_20_Internet_20_Link">GoTo Graph</text:a></text:p>
          </table:table-cell>
          <table:table-cell table:style-name="Table1.B2" office:value-type="string">
            <text:p text:style-name="P3"><text:a xlink:type="simple" xlink:href="http://www.macs.hw.ac.uk/%7Elb89/zmathlang/files/examples/timetable/new3.txt" text:style-name="Internet_20_link" text:visited-style-name="Visited_20_Internet_20_Link">GPSa</text:a></text:p>
          </table:table-cell>
          <table:table-cell table:style-name="Table1.B2" office:value-type="string">
            <text:p text:style-name="P3"><text:a xlink:type="simple" xlink:href="http://www.macs.hw.ac.uk/%7Elb89/zmathlang/files/examples/timetable/new4.thy" text:style-name="Internet_20_link" text:visited-style-name="Visited_20_Internet_20_Link">Isa Skeleton</text:a></text:p>
          </table:table-cell>
          <table:table-cell table:style-name="Table1.B2" office:value-type="string">
            <text:p text:style-name="P3"><text:a xlink:type="simple" xlink:href="http://www.macs.hw.ac.uk/%7Elb89/zmathlang/files/examples/timetable/new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timetable/new6.thy" text:style-name="Internet_20_link" text:visited-style-name="Visited_20_Internet_20_Link">Proof</text:a></text:p>
          </table:table-cell>
        </table:table-row>
        <table:table-row table:style-name="Table1.1">
          <table:table-cell table:style-name="Table1.A2" office:value-type="string">
            <text:p text:style-name="P2">ProjectAlloc</text:p>
          </table:table-cell>
          <table:table-cell table:style-name="Table1.B16" office:value-type="string">
            <text:p text:style-name="P3"><text:a xlink:type="simple" xlink:href="http://www.macs.hw.ac.uk/%7Elb89/zmathlang/files/examples/projectalloc/0.tex" text:style-name="Internet_20_link" text:visited-style-name="Visited_20_Internet_20_Link">.tex</text:a> <text:a xlink:type="simple" xlink:href="http://www.macs.hw.ac.uk/%7Elb89/zmathlang/files/examples/projectalloc/0.pdf" text:style-name="Internet_20_link" text:visited-style-name="Visited_20_Internet_20_Link">.pdf</text:a></text:p>
          </table:table-cell>
          <table:table-cell table:style-name="Table1.B16" office:value-type="string">
            <text:p text:style-name="P3"><text:a xlink:type="simple" xlink:href="http://www.macs.hw.ac.uk/%7Elb89/zmathlang/files/examples/projectalloc/1.tex" text:style-name="Internet_20_link" text:visited-style-name="Visited_20_Internet_20_Link">.tex</text:a> <text:a xlink:type="simple" xlink:href="http://www.macs.hw.ac.uk/%7Elb89/zmathlang/files/examples/projectalloc/1.pdf" text:style-name="Internet_20_link" text:visited-style-name="Visited_20_Internet_20_Link">.pdf</text:a></text:p>
          </table:table-cell>
          <table:table-cell table:style-name="Table1.B16" office:value-type="string">
            <text:p text:style-name="P3"><text:a xlink:type="simple" xlink:href="http://www.macs.hw.ac.uk/%7Elb89/zmathlang/files/examples/projectalloc/2.tex" text:style-name="Internet_20_link" text:visited-style-name="Visited_20_Internet_20_Link">.tex</text:a> <text:a xlink:type="simple" xlink:href="http://www.macs.hw.ac.uk/%7Elb89/zmathlang/files/examples/projectalloc/2.pdf" text:style-name="Internet_20_link" text:visited-style-name="Visited_20_Internet_20_Link">.pdf</text:a></text:p>
          </table:table-cell>
          <table:table-cell table:style-name="Table1.B16" office:value-type="string">
            <text:p text:style-name="P3"><text:a xlink:type="simple" xlink:href="http://www.macs.hw.ac.uk/%7Elb89/zmathlang/files/examples/projectalloc/1n2.tex" text:style-name="Internet_20_link" text:visited-style-name="Visited_20_Internet_20_Link">.tex</text:a> <text:a xlink:type="simple" xlink:href="http://www.macs.hw.ac.uk/%7Elb89/zmathlang/files/examples/projectalloc/1n2.pdf" text:style-name="Internet_20_link" text:visited-style-name="Visited_20_Internet_20_Link">.pdf</text:a></text:p>
          </table:table-cell>
          <table:table-cell table:style-name="Table1.B16" office:value-type="string">
            <text:p text:style-name="P3"><text:a xlink:type="simple" xlink:href="http://www.macs.hw.ac.uk/%7Elb89/zmathlang/files/examples/projectalloc/25a.png" text:style-name="Internet_20_link" text:visited-style-name="Visited_20_Internet_20_Link">Dep Graph</text:a></text:p>
          </table:table-cell>
          <table:table-cell table:style-name="Table1.B16" office:value-type="string">
            <text:p text:style-name="P3"><text:a xlink:type="simple" xlink:href="http://www.macs.hw.ac.uk/%7Elb89/zmathlang/files/examples/projectalloc/25b.png" text:style-name="Internet_20_link" text:visited-style-name="Visited_20_Internet_20_Link">GoTo Graph</text:a></text:p>
          </table:table-cell>
          <table:table-cell table:style-name="Table1.B16" office:value-type="string">
            <text:p text:style-name="P3"><text:a xlink:type="simple" xlink:href="http://www.macs.hw.ac.uk/%7Elb89/zmathlang/files/examples/projectalloc/new3.txt" text:style-name="Internet_20_link" text:visited-style-name="Visited_20_Internet_20_Link">GPSa</text:a></text:p>
          </table:table-cell>
          <table:table-cell table:style-name="Table1.B16" office:value-type="string">
            <text:p text:style-name="P3"><text:a xlink:type="simple" xlink:href="http://www.macs.hw.ac.uk/%7Elb89/zmathlang/files/examples/projectalloc/new4.thy" text:style-name="Internet_20_link" text:visited-style-name="Visited_20_Internet_20_Link">Isa Skeleton</text:a></text:p>
          </table:table-cell>
          <table:table-cell table:style-name="Table1.B16" office:value-type="string">
            <text:p text:style-name="P3"><text:a xlink:type="simple" xlink:href="http://www.macs.hw.ac.uk/%7Elb89/zmathlang/files/examples/projectalloc/5.thy" text:style-name="Internet_20_link" text:visited-style-name="Visited_20_Internet_20_Link">Isa Spec</text:a></text:p>
          </table:table-cell>
          <table:table-cell table:style-name="Table1.K2" office:value-type="string">
            <text:p text:style-name="P3"><text:a xlink:type="simple" xlink:href="http://www.macs.hw.ac.uk/%7Elb89/zmathlang/files/examples/projectalloc/6.thy" text:style-name="Internet_20_link" text:visited-style-name="Visited_20_Internet_20_Link">Proof</text:a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14:21.522527740</meta:creation-date>
    <meta:print-date>2016-06-23T13:20:06.615436930</meta:print-date>
    <dc:date>2016-06-23T13:20:23.900433715</dc:date>
    <meta:editing-duration>PT6M2S</meta:editing-duration>
    <meta:editing-cycles>1</meta:editing-cycles>
    <meta:document-statistic meta:table-count="1" meta:image-count="0" meta:object-count="0" meta:page-count="2" meta:paragraph-count="136" meta:word-count="245" meta:character-count="1200" meta:non-whitespace-character-count="1091"/>
    <meta:generator>LibreOffice/5.1.3.2$Linux_X86_64 LibreOffice_project/644e4637d1d8544fd9f56425bd6cec110e49301b</meta:generator>
  </office:meta>
</office:document-meta>
</file>